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A</text:p>
          </table:table-cell>
          <table:table-cell table:style-name="Table1.B1" office:value-type="string">
            <text:list xml:id="list1688550837" text:style-name="L3">
              <text:list-item>
                <text:p text:style-name="P3">Classes</text:p>
              </text:list-item>
              <text:list-item>
                <text:p text:style-name="P3">imports</text:p>
              </text:list-item>
              <text:list-item>
                <text:p text:style-name="P3">optional / default args</text:p>
              </text:list-item>
              <text:list-item>
                <text:p text:style-name="P3">switch</text:p>
              </text:list-item>
              <text:list-item>
                <text:p text:style-name="P3">inheritance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B</text:p>
          </table:table-cell>
          <table:table-cell table:style-name="Table1.B2" office:value-type="string">
            <text:list xml:id="list60358238" text:style-name="L1">
              <text:list-item>
                <text:p text:style-name="P1">“basic” class / oop</text:p>
              </text:list-item>
              <text:list-item>
                <text:p text:style-name="P1">arrays</text:p>
              </text:list-item>
              <text:list-item>
                <text:p text:style-name="P1">interesting function calls (#params, uses return value)</text:p>
              </text:list-item>
              <text:list-item>
                <text:p text:style-name="P1">for loops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B2" office:value-type="string">
            <text:list xml:id="list620965549" text:style-name="L2">
              <text:list-item>
                <text:p text:style-name="P2">Variables, assigments</text:p>
              </text:list-item>
              <text:list-item>
                <text:p text:style-name="P2">“reads”</text:p>
              </text:list-item>
              <text:list-item>
                <text:p text:style-name="P2">trace</text:p>
              </text:list-item>
              <text:list-item>
                <text:p text:style-name="P2">basic function calls</text:p>
              </text:list-item>
              <text:list-item>
                <text:p text:style-name="P2">arithmetic expressions</text:p>
              </text:list-item>
              <text:list-item>
                <text:p text:style-name="P2">if</text:p>
              </text:list-item>
              <text:list-item>
                <text:p text:style-name="P2">while</text:p>
              </text:list-item>
              <text:list-item>
                <text:p text:style-name="P2">scalar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Blair</meta:initial-creator>
    <meta:creation-date>2011-12-07T11:43:35</meta:creation-date>
    <meta:generator>OpenOffice.org/3.3$Unix OpenOffice.org_project/330m20$Build-9567</meta:generator>
    <meta:document-statistic meta:table-count="1" meta:image-count="0" meta:object-count="0" meta:page-count="1" meta:paragraph-count="20" meta:word-count="56" meta:character-count="252"/>
    <dc:date>2011-12-07T11:48:51</dc:date>
    <dc:creator>Colby Blair</dc:creator>
    <meta:editing-duration>PT5M17S</meta:editing-duration>
    <meta:editing-cycles>1</meta:editing-cycles>
  </office:meta>
</office:document-meta>
</file>